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981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трока 1</text:p>
          </table:table-cell>
          <table:table-cell table:style-name="ce1" office:value-type="date" office:date-value="2021-01-01" calcext:value-type="date">
            <text:p>01.01.202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трока 2</text:p>
          </table:table-cell>
          <table:table-cell table:style-name="ce1" office:value-type="date" office:date-value="2021-02-01" calcext:value-type="date">
            <text:p>01.02.202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трока 3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family-generic-complex="swiss" style:font-size-complex="18pt" style:font-style-complex="normal" style:font-weight-complex="normal"/>
    </style:style>
    <style:style style:name="Heading_20_12" style:display-name="Heading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family-generic-complex="swiss" style:font-size-complex="12pt" style:font-style-complex="normal" style:font-weight-complex="normal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Neutral_20_16" style:display-name="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Note_20_17" style:display-name="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8" style:display-name="Resul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s</meta:initial-creator>
    <dc:creator>vs</dc:creator>
    <meta:creation-date>2021-11-15T10:33:30</meta:creation-date>
    <dc:date>2021-11-15T10:34:19</dc:date>
    <meta:generator>LibreOffice/7.2.0.4$Windows_X86_64 LibreOffice_project/9a9c6381e3f7a62afc1329bd359cc48accb6435b</meta:generator>
    <meta:document-statistic meta:table-count="1" meta:cell-count="10" meta:object-count="0"/>
    <meta:user-defined meta:name="AppVersion">14.0300</meta:user-defined>
  </office:meta>
</office:document-meta>
</file>